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8F9000026A8ED516CDB.svm"/>
  <manifest:file-entry manifest:media-type="" manifest:full-path="Pictures/2000000700004A510000260A09C55810.svm"/>
  <manifest:file-entry manifest:media-type="" manifest:full-path="Pictures/2000000700006D5A00002BB9FF6A4C9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st Analysis</text:h>
      <text:h text:style-name="Heading_20_2" text:outline-level="2">Notes on prototype:</text:h>
      <text:p text:style-name="Text_20_body">12-01-2015</text:p>
      <text:h text:style-name="Heading_20_4" text:outline-level="4">Michelle delivered prototype PCB cost:</text:h>
      <text:p text:style-name="P1">https://sparkle.internal.sparkfun.com/sparkle/purchases/40086#products</text:p>
      <text:p text:style-name="P1">12 PCBs per panel, MOQ of 36 listed as $4.40/PCB</text:p>
      <text:p text:style-name="P1"/>
      <text:h text:style-name="Heading_20_4" text:outline-level="4">From the pcb quote experiment (redboards):</text:h>
      <text:p text:style-name="Text_20_body"><draw:frame draw:style-name="fr1" draw:name="graphics1" text:anchor-type="paragraph" svg:width="6.6925in" svg:height="2.6756in" draw:z-index="0"><draw:image xlink:href="Pictures/2000000700006D5A00002BB9FF6A4C9C.svm" xlink:type="simple" xlink:show="embed" xlink:actuate="onLoad"/></draw:frame></text:p>
      <text:h text:style-name="Heading_20_4" text:outline-level="4">An educated guess:</text:h>
      <text:p text:style-name="Text_20_body">Knowing that I used 10mil vias that push up cost, using "drills".</text:p>
      <text:p text:style-name="Text_20_body"><draw:frame draw:style-name="fr2" draw:name="graphics2" text:anchor-type="paragraph" svg:x="0in" svg:y="0in" svg:width="6.6925in" svg:height="3.4252in" draw:z-index="1"><draw:image xlink:href="Pictures/2000000700004A510000260A09C55810.svm" xlink:type="simple" xlink:show="embed" xlink:actuate="onLoad"/></draw:frame></text:p>
      <text:p text:style-name="Text_20_body"><text:soft-page-break/>OK, now if this chart is scaled assuming that the qty. 36 redsticks are the same pricing as 108 redboards, what would we expect?</text:p>
      <text:p text:style-name="Text_20_body"/>
      <text:h text:style-name="Heading_20_4" text:outline-level="4"><draw:frame draw:style-name="fr1" draw:name="graphics3" text:anchor-type="paragraph" svg:width="6.6925in" svg:height="3.5445in" draw:z-index="2"><draw:image xlink:href="Pictures/20000007000048F9000026A8ED516CDB.svm" xlink:type="simple" xlink:show="embed" xlink:actuate="onLoad"/></draw:frame>More numbers</text:h>
      <text:p text:style-name="Text_20_body">If we order initial quantities of 300, this would cost about 3 dollars per board, or $900. <text:s/>After all the boards are sold, we spent an additional $450 because we didn't order a larger quantity.</text:p>
      <text:p text:style-name="Text_20_body"/>
      <text:p text:style-name="Text_20_body">If we order 600, this is about $1.5 per board and costs $1400 for the order.</text:p>
      <text:p text:style-name="Text_20_body"/>
      <text:h text:style-name="Heading_20_2" text:outline-level="2">Conclusion</text:h>
      <text:p text:style-name="Text_20_body">If we are certain the board is how we want it, and that we will sell them (we will), buy at least 600 board on the initial ord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M6S</meta:editing-duration>
    <meta:editing-cycles>5</meta:editing-cycles>
    <meta:generator>OpenOffice.org/3.3$Win32 OpenOffice.org_project/330m20$Build-9567</meta:generator>
    <dc:date>2015-12-02T14:22:08.28</dc:date>
    <dc:creator>Marshall Taylor</dc:creator>
    <meta:document-statistic meta:table-count="0" meta:image-count="3" meta:object-count="0" meta:page-count="2" meta:paragraph-count="15" meta:word-count="149" meta:character-count="871"/>
    <meta:user-defined meta:name="Info 1"/>
    <meta:user-defined meta:name="Info 2"/>
    <meta:user-defined meta:name="Info 3"/>
    <meta:user-defined meta:name="Info 4"/>
  </office:meta>
</office:document-meta>
</file>